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6599" officeooo:paragraph-rsid="00136599"/>
    </style:style>
    <style:style style:name="P2" style:family="paragraph" style:parent-style-name="Standard">
      <style:text-properties officeooo:rsid="00141125" officeooo:paragraph-rsid="00141125"/>
    </style:style>
    <style:style style:name="P3" style:family="paragraph" style:parent-style-name="Standard">
      <style:text-properties officeooo:rsid="0015c744" officeooo:paragraph-rsid="0015c744"/>
    </style:style>
    <style:style style:name="P4" style:family="paragraph" style:parent-style-name="Standard">
      <style:text-properties officeooo:rsid="0017a1f2" officeooo:paragraph-rsid="0017a1f2"/>
    </style:style>
    <style:style style:name="P5" style:family="paragraph" style:parent-style-name="Standard">
      <style:text-properties officeooo:rsid="0017a1f2" officeooo:paragraph-rsid="0017dd0c"/>
    </style:style>
    <style:style style:name="P6" style:family="paragraph" style:parent-style-name="Standard">
      <style:text-properties officeooo:rsid="0017dd0c" officeooo:paragraph-rsid="0017dd0c"/>
    </style:style>
    <style:style style:name="P7" style:family="paragraph" style:parent-style-name="Standard">
      <style:text-properties officeooo:rsid="001a9b91" officeooo:paragraph-rsid="001a9b91"/>
    </style:style>
    <style:style style:name="P8" style:family="paragraph" style:parent-style-name="Standard">
      <style:text-properties officeooo:rsid="001aea9e" officeooo:paragraph-rsid="001aea9e"/>
    </style:style>
    <style:style style:name="P9" style:family="paragraph" style:parent-style-name="Standard">
      <style:text-properties officeooo:rsid="001caa09" officeooo:paragraph-rsid="001caa09"/>
    </style:style>
    <style:style style:name="P10" style:family="paragraph" style:parent-style-name="Standard">
      <style:text-properties officeooo:rsid="001dbe8a" officeooo:paragraph-rsid="001dbe8a"/>
    </style:style>
    <style:style style:name="P11" style:family="paragraph" style:parent-style-name="Standard">
      <style:text-properties officeooo:rsid="001dbe8a" officeooo:paragraph-rsid="001dbe8a"/>
    </style:style>
    <style:style style:name="P12" style:family="paragraph" style:parent-style-name="Standard">
      <style:text-properties officeooo:rsid="001e3682" officeooo:paragraph-rsid="001dbe8a"/>
    </style:style>
    <style:style style:name="P13" style:family="paragraph" style:parent-style-name="Standard">
      <style:text-properties officeooo:rsid="001e3682" officeooo:paragraph-rsid="001e3682"/>
    </style:style>
    <style:style style:name="P14" style:family="paragraph" style:parent-style-name="Standard">
      <style:text-properties officeooo:rsid="001dc0ea" officeooo:paragraph-rsid="001e3682"/>
    </style:style>
    <style:style style:name="P15" style:family="paragraph" style:parent-style-name="Standard">
      <style:text-properties officeooo:rsid="001e9f95" officeooo:paragraph-rsid="001e9f95"/>
    </style:style>
    <style:style style:name="P16" style:family="paragraph" style:parent-style-name="Standard">
      <style:text-properties officeooo:rsid="001ea7c1" officeooo:paragraph-rsid="001ea7c1"/>
    </style:style>
    <style:style style:name="P17" style:family="paragraph" style:parent-style-name="Standard">
      <style:text-properties officeooo:rsid="001ffec2" officeooo:paragraph-rsid="001ffec2"/>
    </style:style>
    <style:style style:name="T1" style:family="text">
      <style:text-properties officeooo:rsid="0017dd0c"/>
    </style:style>
    <style:style style:name="T2" style:family="text">
      <style:text-properties officeooo:rsid="0018c9fe"/>
    </style:style>
    <style:style style:name="T3" style:family="text">
      <style:text-properties officeooo:rsid="001dc0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</text:p>
      <text:p text:style-name="P1">GIRAUD JULIEN ET COLAT RACHELLE</text:p>
      <text:p text:style-name="P1"/>
      <text:p text:style-name="P1">Exercice 1 :</text:p>
      <text:p text:style-name="P1"/>
      <text:p text:style-name="P3">1)</text:p>
      <text:p text:style-name="P2">-Cliquer sur le logo de dossier sur la barre des taches</text:p>
      <text:p text:style-name="P2">-Sur le bureau double-cliquer sur &lt;&lt;Ordinateur&gt;&gt;</text:p>
      <text:p text:style-name="P2">-Sur le bureau double-cliquer sur &lt;&lt;Corbeille&gt;&gt;</text:p>
      <text:p text:style-name="P2"/>
      <text:p text:style-name="P3">2)</text:p>
      <text:p text:style-name="P3">-La barre de titre se situe tout en haut de la fenêtre du gestionnaire de fichiers, il n’y a rien marqué dessus avec le gestionnaire de fichiers</text:p>
      <text:p text:style-name="P3">-La barre d’adresse se situe en dessous de la barre de titre du gestionnaire de fichiers, elle contient l’adresse de la page du gestionnaire ; dans notre cas : &lt;&lt;Ordinateur&gt;&gt;</text:p>
      <text:p text:style-name="P3"/>
      <text:p text:style-name="P4">3)</text:p>
      <text:p text:style-name="P6">Le fichier Login&amp;Password,txt contient :</text:p>
      <text:p text:style-name="P6">login : administrateur</text:p>
      <text:p text:style-name="P6">password : iut2015</text:p>
      <text:p text:style-name="P4"/>
      <text:p text:style-name="P4">4)</text:p>
      <text:p text:style-name="P4">-Cliquer sur la flèche vers le bas en dessous de la barre de recherche, puis cliquer sur Icônes moyennes</text:p>
      <text:p text:style-name="P4">-Cliquer sur la flèche vers le bas en dessous de la barre de recherche, puis cliquer sur Détails</text:p>
      <text:p text:style-name="P5">-Cliquer sur la flèche vers le bas en dessous de la barre de recherche, puis cliquer sur <text:span text:style-name="T1">Mosaïque</text:span></text:p>
      <text:p text:style-name="P5"/>
      <text:p text:style-name="P6">5)</text:p>
      <text:p text:style-name="P6">A<text:span text:style-name="T2">ller dans Z :, clique-droit, créer un dossier</text:span></text:p>
      <text:p text:style-name="P6"/>
      <text:p text:style-name="P7">Exercice 2</text:p>
      <text:p text:style-name="P7"/>
      <text:p text:style-name="P7">1)</text:p>
      <text:p text:style-name="P7">Affichage, &lt;&lt;Afficher les fichiers, dossiers et lecteurs cachés&gt;&gt;</text:p>
      <text:p text:style-name="P8">Décocher dans Affichage, Masquer les fichiers protégés****</text:p>
      <text:p text:style-name="P8">Ils apparaissent en transparent</text:p>
      <text:p text:style-name="P8"/>
      <text:p text:style-name="P9">2)</text:p>
      <text:p text:style-name="P10">Il s’agit d’un fichier <text:span text:style-name="T3">image</text:span> PNG ; clique-droit, propriétés pour le déterminer</text:p>
      <text:p text:style-name="P10">La visionneuse de photo Windows se lance pour ouvrir le fichiers</text:p>
      <text:p text:style-name="P10">Clique droit, propriétés, s’ouvre avec : … →Modifier puis choisir Paint et cliquer sur OK deux fois</text:p>
      <text:p text:style-name="P10">L’icone a changé, maintenant elle a le logo de Paint</text:p>
      <text:p text:style-name="P15">On voit maintenant une miniature de l’image</text:p>
      <text:p text:style-name="P15">Son extension est .png</text:p>
      <text:p text:style-name="P10"/>
      <text:p text:style-name="P14">3)</text:p>
      <text:p text:style-name="P12">Il faut cocher l’attribut « lecture seule » </text:p>
      <text:p text:style-name="P13">Il faut effectuer une copie afin de pouvoir enregistrer des modifications</text:p>
      <text:p text:style-name="P13"/>
      <text:p text:style-name="P13"/>
      <text:p text:style-name="P16">Exercice 3</text:p>
      <text:p text:style-name="P16">1)</text:p>
      <text:p text:style-name="P16"><text:soft-page-break/>Une console s’ouvre</text:p>
      <text:p text:style-name="P16">On peut lire l’adresse et le nom du ficier dans la barre de titre de la fenêtre</text:p>
      <text:p text:style-name="P16"/>
      <text:p text:style-name="P16">2)</text:p>
      <text:p text:style-name="P16">Clique droit, aller dans le processus →entre 97 et 99 % du prosseur</text:p>
      <text:p text:style-name="P16">Le nom de l’utilisateur est Administrateur</text:p>
      <text:p text:style-name="P16">Il y a 40 autres programmes en cours sur la machine virtuelle</text:p>
      <text:p text:style-name="P16"/>
      <text:p text:style-name="P16">3)</text:p>
      <text:p text:style-name="P16">Depuis le gestionnaire des taches :</text:p>
      <text:p text:style-name="P16">Clique droit → arrêter le processus</text:p>
      <text:p text:style-name="P16">Arrêter le processus</text:p>
      <text:p text:style-name="P16">Applications → fin de tache</text:p>
      <text:p text:style-name="P16"/>
      <text:p text:style-name="P16">depuis la fenêtre :</text:p>
      <text:p text:style-name="P16">cliquer sur la croix</text:p>
      <text:p text:style-name="P16"/>
      <text:p text:style-name="P16">depuis la barre des taches :</text:p>
      <text:p text:style-name="P17">Survoler l’onglet puis cliquer sur la croix</text:p>
      <text:p text:style-name="P17">clique droit → fermer la fenê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9:02:26.563000000</meta:creation-date>
    <dc:date>2017-09-11T14:34:32.849000000</dc:date>
    <meta:editing-duration>PT29M7S</meta:editing-duration>
    <meta:editing-cycles>11</meta:editing-cycles>
    <meta:generator>LibreOffice/5.2.7.2$Windows_x86 LibreOffice_project/2b7f1e640c46ceb28adf43ee075a6e8b8439ed10</meta:generator>
    <meta:document-statistic meta:table-count="0" meta:image-count="0" meta:object-count="0" meta:page-count="2" meta:paragraph-count="53" meta:word-count="375" meta:character-count="2135" meta:non-whitespace-character-count="1812"/>
  </office:meta>
</office:document-meta>
</file>